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2535594-fa2c-4166-ad63-30ee6b8178d8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e3a1946e-d595-43a5-867e-cd3f22efa15a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7876476-d55b-4f18-813d-aa9441586210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5384663d-0f59-48bb-908b-8aeda1b86f93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af2ec369-d80d-4571-8684-ea0adb38fff0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c9585a46-fbed-44bb-9c03-2fd4db27e7db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e7fc1ef3-f09e-4b6b-be1a-6b833aaf51b5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